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officeooo:rsid="00062d27" officeooo:paragraph-rsid="0013b694" style:font-style-asian="normal" style:font-style-complex="normal"/>
    </style:style>
    <style:style style:name="P2" style:family="paragraph" style:parent-style-name="Standard">
      <style:text-properties fo:font-style="normal" style:text-underline-style="none" officeooo:rsid="0013b694" officeooo:paragraph-rsid="0013b694" style:font-style-asian="normal" style:font-style-complex="normal"/>
    </style:style>
    <style:style style:name="P3" style:family="paragraph" style:parent-style-name="Standard">
      <style:text-properties fo:font-style="normal" style:text-underline-style="none" officeooo:rsid="0013b694" officeooo:paragraph-rsid="00178e71" style:font-style-asian="normal" style:font-style-complex="normal"/>
    </style:style>
    <style:style style:name="P4" style:family="paragraph" style:parent-style-name="Standard">
      <style:text-properties fo:font-style="normal" style:text-underline-style="none" officeooo:rsid="000c77df" officeooo:paragraph-rsid="0014388c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1a4293" officeooo:paragraph-rsid="0013b694" style:font-style-asian="normal" style:font-style-complex="normal"/>
    </style:style>
    <style:style style:name="P6" style:family="paragraph" style:parent-style-name="Standard">
      <style:text-properties fo:font-style="normal" style:text-underline-style="none" officeooo:rsid="000a0599" officeooo:paragraph-rsid="0013b694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13b694" officeooo:paragraph-rsid="0013b694" fo:background-color="#ffff00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062d27" officeooo:paragraph-rsid="0013b694" fo:background-color="#ffff00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106550" officeooo:paragraph-rsid="0013b694" fo:background-color="#ffff00" style:font-style-asian="normal" style:font-style-complex="normal"/>
    </style:style>
    <style:style style:name="T1" style:family="text">
      <style:text-properties officeooo:rsid="002e2a0d"/>
    </style:style>
    <style:style style:name="T2" style:family="text">
      <style:text-properties officeooo:rsid="0013b694"/>
    </style:style>
    <style:style style:name="T3" style:family="text">
      <style:text-properties officeooo:rsid="00062d27"/>
    </style:style>
    <style:style style:name="T4" style:family="text">
      <style:text-properties officeooo:rsid="0014388c"/>
    </style:style>
    <style:style style:name="T5" style:family="text">
      <style:text-properties officeooo:rsid="00161a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Alunos: Dinara, Edson, Guilherme.</text:p>
      <text:p text:style-name="P1"/>
      <text:p text:style-name="P7">Permitir a edição do cardápio:</text:p>
      <text:p text:style-name="P8"><text:tab/>-<text:span text:style-name="T2">Como usuário do RU</text:span></text:p>
      <text:p text:style-name="P8"><text:tab/>-<text:span text:style-name="T2">Quero alterar o cardápio</text:span></text:p>
      <text:p text:style-name="P8"><text:tab/>-<text:span text:style-name="T2">Para atualização online.</text:span></text:p>
      <text:p text:style-name="P8"/>
      <text:p text:style-name="P7">Cenário 1: <text:span text:style-name="T1">Edição do cardápio</text:span></text:p>
      <text:p text:style-name="P7"><text:tab/>-Dado um cardápio cadastrado</text:p>
      <text:p text:style-name="P7"><text:tab/>-Quando a data selecionada</text:p>
      <text:p text:style-name="P7"><text:tab/>-Então: verificar se o cardápio foi alterado E retornar uma mensagem positiva.</text:p>
      <text:p text:style-name="P2"/>
      <text:p text:style-name="P2">-------------------------</text:p>
      <text:p text:style-name="P7">Permitir a edição do prato:</text:p>
      <text:p text:style-name="P8"><text:tab/>-<text:span text:style-name="T2">Como usuário do RU</text:span></text:p>
      <text:p text:style-name="P8"><text:tab/>-<text:span text:style-name="T2">Quero alterar os dados dos pratos</text:span></text:p>
      <text:p text:style-name="P8"><text:tab/>-<text:span text:style-name="T2">Para atualização no banco de dados.</text:span></text:p>
      <text:p text:style-name="P8"/>
      <text:p text:style-name="P7">Cenário 1: <text:span text:style-name="T1">Edição do </text:span>prato:</text:p>
      <text:p text:style-name="P7"><text:tab/>-Dado um prato cadastrado</text:p>
      <text:p text:style-name="P7"><text:tab/>-Quando procurado um prato</text:p>
      <text:p text:style-name="P7"><text:tab/>-Então: verificar se o prato foi encontrado.</text:p>
      <text:p text:style-name="P7"/>
      <text:p text:style-name="P7">Cenário 2: <text:span text:style-name="T1">Edição do </text:span>prato:</text:p>
      <text:p text:style-name="P7"><text:tab/>-Dado um prato cadastrado</text:p>
      <text:p text:style-name="P7"><text:tab/>-Quando selecionado um prato</text:p>
      <text:p text:style-name="P7"><text:tab/>-Então: verificar se o prato foi alterado.</text:p>
      <text:p text:style-name="P2"/>
      <text:p text:style-name="P2">---------------------------------</text:p>
      <text:p text:style-name="P2"/>
      <text:p text:style-name="P9">Formulário de cadastro dos funcionários , professores e alunos;</text:p>
      <text:p text:style-name="P8"><text:tab/>-<text:span text:style-name="T2">Como usuário do RU</text:span></text:p>
      <text:p text:style-name="P8"><text:tab/>-<text:span text:style-name="T2">Quero cadastrar os dados dos usuários</text:span></text:p>
      <text:p text:style-name="P8"><text:tab/>-<text:span text:style-name="T2">Para atualização no banco de dados.</text:span></text:p>
      <text:p text:style-name="P8"/>
      <text:p text:style-name="P7">Cenário 1: Cadastro de usuário</text:p>
      <text:p text:style-name="P7"><text:tab/>-Dado as informações do usuário</text:p>
      <text:p text:style-name="P7"><text:tab/>-Quando cadastrar</text:p>
      <text:p text:style-name="P7"><text:tab/>-Então: verificar se foi cadastrado e retornar uma mensagem.</text:p>
      <text:p text:style-name="P2"/>
      <text:p text:style-name="P2">--------------------------------------</text:p>
      <text:p text:style-name="P2"/>
      <text:p text:style-name="P2"/>
      <text:p text:style-name="P5">O sistema permite a realização do login do usuário.</text:p>
      <text:p text:style-name="P2"><text:tab/><text:span text:style-name="T3">-</text:span>Como usuário do RU</text:p>
      <text:p text:style-name="P1"><text:tab/>-<text:span text:style-name="T2">Quero logar no sistema</text:span></text:p>
      <text:p text:style-name="P1"><text:tab/>-<text:span text:style-name="T2">Para verificar meus créditos.</text:span></text:p>
      <text:p text:style-name="P1"/>
      <text:p text:style-name="P2">Cenário 1: Verificar login inválidos</text:p>
      <text:p text:style-name="P2"><text:tab/>-Dado login e senha</text:p>
      <text:p text:style-name="P2"><text:tab/>-Quando acessar o sistema</text:p>
      <text:p text:style-name="P2"><text:soft-page-break/><text:tab/>-Então: retornar uma mensagem de erro.</text:p>
      <text:p text:style-name="P1"/>
      <text:p text:style-name="P1"/>
      <text:p text:style-name="P2">Cenário 2: Verificar créditos</text:p>
      <text:p text:style-name="P2"><text:tab/>-Dado login e senha válidos</text:p>
      <text:p text:style-name="P2"><text:tab/>-Quando acessar o sistema</text:p>
      <text:p text:style-name="P2"><text:tab/>-Então: verificar a quantidade de créditos.</text:p>
      <text:p text:style-name="P2"/>
      <text:p text:style-name="P2">------------------------------</text:p>
      <text:p text:style-name="P2"/>
      <text:p text:style-name="P6">O servidor logado cadastra o controle de créditos para uso no RU</text:p>
      <text:p text:style-name="P2"><text:tab/><text:span text:style-name="T3">-</text:span>Como usuário do RU</text:p>
      <text:p text:style-name="P1"><text:tab/>-<text:span text:style-name="T2">Quero logar no sistema</text:span></text:p>
      <text:p text:style-name="P1"><text:tab/>-<text:span text:style-name="T2">Para cadastrar créditos.</text:span></text:p>
      <text:p text:style-name="P1"/>
      <text:p text:style-name="P2">Cenário 1: Verificar a matrícula/siape</text:p>
      <text:p text:style-name="P2"><text:tab/>-Dado as informações</text:p>
      <text:p text:style-name="P2"><text:tab/>-Quando acessar o sistema</text:p>
      <text:p text:style-name="P2"><text:tab/>-Então: <text:span text:style-name="T5">verifica o valor da refeição e </text:span>registra a venda do crédito.</text:p>
      <text:p text:style-name="P1"/>
      <text:p text:style-name="P1"/>
      <text:p text:style-name="P2">Cenário 2: Verificar <text:span text:style-name="T4">o uso </text:span>créditos</text:p>
      <text:p text:style-name="P2"><text:tab/>-Dado <text:span text:style-name="T4">as informações</text:span></text:p>
      <text:p text:style-name="P2"><text:tab/>-Quando acessar o sistema</text:p>
      <text:p text:style-name="P3"><text:tab/>-Então: <text:span text:style-name="T5">verifica o valor da refeição e <text:s/></text:span>verificar <text:span text:style-name="T4">a baixa de crédito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1:44:36.193629012</meta:creation-date>
    <dc:date>2016-06-10T20:56:23.910879399</dc:date>
    <meta:editing-duration>PT2M37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57" meta:word-count="287" meta:character-count="1908" meta:non-whitespace-character-count="1638"/>
  </office:meta>
</office:document-meta>
</file>